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 Pゴシック2" svg:font-family="'IPA Pゴシック', IPAPGothic" style:font-adornments="標準" style:font-family-generic="modern" style:font-pitch="variable"/>
    <style:font-face style:name="IPA Pゴシック" svg:font-family="'IPA Pゴシック', IPAPGothic" style:font-family-generic="roman" style:font-pitch="variable"/>
    <style:font-face style:name="IPA Pゴシック1" svg:font-family="'IPA Pゴシック', IPAPGothic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Hiragino Kaku Gothic Pro" svg:font-family="'Hiragino Kaku Gothic Pro'" style:font-family-generic="swiss" style:font-pitch="variable"/>
    <style:font-face style:name="IPA Pゴシック3" svg:font-family="'IPA Pゴシック', IPAPGothic" style:font-adornments="標準" style:font-family-generic="swiss" style:font-pitch="variable"/>
    <style:font-face style:name="IPAPGothic1" svg:font-family="IPAPGothic" style:font-family-generic="swiss" style:font-pitch="variable"/>
    <style:font-face style:name="IPAPGothic" svg:font-family="IPAPGothic" style:font-adornments="標準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IPA Pゴシック4" svg:font-family="'IPA Pゴシック', IPAPGothic" style:font-family-generic="system" style:font-pitch="variable"/>
    <style:font-face style:name="IPA Pゴシック5" svg:font-family="'IPA Pゴシック', IPAPGothic" style:font-adornments="標準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26cm" fo:min-width="9.372cm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7.617cm" fo:min-width="7.908cm"/>
    </style:style>
    <style:style style:name="gr4" style:family="graphic" style:parent-style-name="standard">
      <style:graphic-properties draw:stroke="none" svg:stroke-color="#000000" draw:fill="none" draw:fill-color="#ffffff" fo:min-height="7.238cm"/>
    </style:style>
    <style:style style:name="gr5" style:family="graphic" style:parent-style-name="standard">
      <style:graphic-properties draw:stroke="none" svg:stroke-color="#000000" draw:fill="none" draw:fill-color="#ffffff" fo:min-height="0.4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99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66cm" fo:min-width="0cm"/>
    </style:style>
    <style:style style:name="gr8" style:family="graphic">
      <style:graphic-properties draw:textarea-horizontal-align="justify" draw:textarea-vertical-align="middle" draw:auto-grow-height="false" fo:min-height="6.26cm" fo:min-width="9.372cm"/>
    </style:style>
    <style:style style:name="gr9" style:family="graphic">
      <style:graphic-properties draw:textarea-horizontal-align="justify" draw:textarea-vertical-align="middle" draw:auto-grow-height="false" fo:min-height="7.617cm" fo:min-width="7.908cm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1cm" fo:min-width="0cm"/>
    </style:style>
    <style:style style:name="gr14" style:family="graphic" style:parent-style-name="objectwithoutfill">
      <style:graphic-properties draw:stroke="dash" draw:stroke-dash="Dashed_20__28_var_29_" draw:fill="none" draw:textarea-horizontal-align="center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0.938cm" fo:min-width="3.578cm"/>
    </style:style>
    <style:style style:name="gr16" style:family="graphic">
      <style:graphic-properties draw:textarea-horizontal-align="justify" draw:textarea-vertical-align="middle" draw:auto-grow-height="false" fo:min-height="0.938cm" fo:min-width="3.578cm"/>
    </style:style>
    <style:style style:name="P1" style:family="paragraph">
      <style:paragraph-properties fo:text-align="center"/>
    </style:style>
    <style:style style:name="P2" style:family="paragraph">
      <style:text-properties style:font-name="Hiragino Kaku Gothic Pro"/>
    </style:style>
    <style:style style:name="P3" style:family="paragraph">
      <style:text-properties style:font-name="Hiragino Kaku Gothic Pro" fo:font-size="10pt" style:font-size-asian="10pt" style:font-size-complex="10pt"/>
    </style:style>
    <style:style style:name="P4" style:family="paragraph">
      <style:text-properties style:font-name="Hiragino Kaku Gothic Pro" fo:font-size="12pt" style:font-size-asian="12pt" style:font-size-complex="12pt"/>
    </style:style>
    <style:style style:name="P5" style:family="paragraph">
      <style:text-properties style:font-name="Hiragino Kaku Gothic Pro" fo:font-size="10pt"/>
    </style:style>
    <style:style style:name="P6" style:family="paragraph">
      <style:text-properties style:font-name="Hiragino Kaku Gothic Pro" fo:font-size="12pt"/>
    </style:style>
    <style:style style:name="P7" style:family="paragraph">
      <style:text-properties style:font-name="Hiragino Kaku Gothic Pro" fo:font-size="18pt"/>
    </style:style>
    <style:style style:name="P8" style:family="paragraph">
      <style:text-properties style:font-name="Hiragino Kaku Gothic Pro" style:font-name-asian="Hiragino Kaku Gothic Pro"/>
    </style:style>
    <style:style style:name="P9" style:family="paragraph">
      <style:text-properties fo:color="#ff3366" style:font-name="Hiragino Kaku Gothic Pro" fo:font-size="18pt"/>
    </style:style>
    <style:style style:name="P10" style:family="paragraph">
      <style:text-properties style:font-name="Hiragino Kaku Gothic Pro" style:font-name-asian="Hiragino Kaku Gothic Pro" style:font-size-asian="18pt"/>
    </style:style>
    <style:style style:name="P11" style:family="paragraph">
      <style:text-properties fo:color="#ff0000" style:font-name="Hiragino Kaku Gothic Pro" fo:font-size="10pt"/>
    </style:style>
    <style:style style:name="P12" style:family="paragraph">
      <style:text-properties fo:color="#ff0000" style:font-name="Hiragino Kaku Gothic Pro" fo:font-size="10pt" style:font-size-asian="10pt" style:font-size-complex="10pt"/>
    </style:style>
    <style:style style:name="P13" style:family="paragraph">
      <style:paragraph-properties fo:text-align="center"/>
      <style:text-properties style:font-name="Hiragino Kaku Gothic Pro"/>
    </style:style>
    <style:style style:name="P14" style:family="paragraph">
      <style:text-properties style:use-window-font-color="true" style:font-name="Hiragino Kaku Gothic Pro" fo:font-size="10pt"/>
    </style:style>
    <style:style style:name="P15" style:family="paragraph">
      <style:text-properties style:use-window-font-color="true" style:font-name="Hiragino Kaku Gothic Pro" fo:font-size="10pt" style:font-size-asian="10pt" style:font-size-complex="10pt"/>
    </style:style>
    <style:style style:name="P16" style:family="paragraph">
      <style:paragraph-properties fo:text-align="center"/>
      <style:text-properties style:font-name="Hiragino Kaku Gothic Pro" fo:font-size="18pt"/>
    </style:style>
    <style:style style:name="T1" style:family="text">
      <style:text-properties style:font-name="Hiragino Kaku Gothic Pro" fo:font-size="10pt" style:font-size-asian="10pt" style:font-size-complex="10pt"/>
    </style:style>
    <style:style style:name="T2" style:family="text">
      <style:text-properties style:font-name="Hiragino Kaku Gothic Pro" fo:font-size="12pt" style:font-size-asian="12pt" style:font-size-complex="12pt"/>
    </style:style>
    <style:style style:name="T3" style:family="text">
      <style:text-properties style:font-name="Hiragino Kaku Gothic Pro"/>
    </style:style>
    <style:style style:name="T4" style:family="text">
      <style:text-properties fo:color="#ff0000" style:font-name="Hiragino Kaku Gothic Pro" fo:font-size="10pt" style:font-size-asian="10pt" style:font-size-complex="10pt"/>
    </style:style>
    <style:style style:name="T5" style:family="text">
      <style:text-properties style:font-name="Hiragino Kaku Gothic Pro" style:font-name-asian="Hiragino Kaku Gothic Pro"/>
    </style:style>
    <style:style style:name="T6" style:family="text">
      <style:text-properties style:use-window-font-color="true" style:font-name="Hiragino Kaku Gothic Pro" fo:font-size="10pt" style:font-size-asian="10pt" style:font-size-complex="10pt"/>
    </style:style>
    <style:style style:name="T7" style:family="text">
      <style:text-properties fo:color="#ff3366" style:font-name="Hiragino Kaku Gothic Pro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raw4ja">
        <office:forms form:automatic-focus="false" form:apply-design-mode="false"/>
        <draw:custom-shape draw:style-name="gr1" draw:text-style-name="P1" draw:layer="layout" svg:width="9.872cm" svg:height="6.51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3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3" draw:layer="layout" svg:width="8.435cm" svg:height="7.488cm" svg:x="3.806cm" svg:y="10.585cm">
          <draw:text-box>
            <text:p text:style-name="P2"><text:span text:style-name="T1">&lt;!DOCTYPE html&gt;</text:span></text:p>
            <text:p text:style-name="P2"><text:span text:style-name="T1">&lt;html&gt;</text:span></text:p>
            <text:p text:style-name="P2"><text:span text:style-name="T1"/></text:p>
            <text:p text:style-name="P2"><text:span text:style-name="T1"><text:s text:c="2"/></text:span><text:span text:style-name="T1">&lt;head&gt;</text:span></text:p>
            <text:p text:style-name="P2"><text:span text:style-name="T1"><text:s text:c="4"/></text:span><text:span text:style-name="T1">&lt;meta charset="utf-8"&gt;</text:span></text:p>
            <text:p text:style-name="P2"><text:span text:style-name="T1"><text:s text:c="4"/></text:span><text:span text:style-name="T1">&lt;title&gt;</text:span><text:span text:style-name="T1">練習問題</text:span><text:span text:style-name="T1">06-1&lt;/title&gt;</text:span></text:p>
            <text:p text:style-name="P2"><text:span text:style-name="T1"><text:s text:c="4"/></text:span><text:span text:style-name="T1">&lt;script src="ex06-1.js"&gt;&lt;/script&gt;</text:span></text:p>
            <text:p text:style-name="P2"><text:span text:style-name="T1"><text:s text:c="2"/></text:span><text:span text:style-name="T1">&lt;/head&gt;</text:span></text:p>
            <text:p text:style-name="P2"><text:span text:style-name="T1"/></text:p>
            <text:p text:style-name="P2"><text:span text:style-name="T1"><text:s text:c="2"/></text:span><text:span text:style-name="T1">&lt;body&gt;</text:span></text:p>
            <text:p text:style-name="P2"><text:span text:style-name="T1"><text:s text:c="4"/></text:span><text:span text:style-name="T1">&lt;h1&gt;</text:span><text:span text:style-name="T1">関数の練習</text:span><text:span text:style-name="T1">&lt;/h1&gt;</text:span></text:p>
            <text:p text:style-name="P2"><text:span text:style-name="T1"><text:s text:c="2"/></text:span><text:span text:style-name="T1">&lt;/body&gt;</text:span></text:p>
            <text:p text:style-name="P2"><text:span text:style-name="T1"/></text:p>
            <text:p text:style-name="P2"><text:span text:style-name="T1">&lt;/html&gt;</text:span></text:p>
          </draw:text-box>
        </draw:frame>
        <draw:frame draw:style-name="gr5" draw:text-style-name="P4" draw:layer="layout" svg:width="9.166cm" svg:height="0.67cm" svg:x="10.049cm" svg:y="2.072cm">
          <draw:text-box>
            <text:p text:style-name="P2"><text:span text:style-name="T2">file:///hoge/ex06-1.html</text:span></text:p>
          </draw:text-box>
        </draw:frame>
        <draw:custom-shape draw:style-name="gr3" draw:text-style-name="P1" draw:layer="layout" svg:width="8.407cm" svg:height="8.911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2" draw:layer="layout" svg:width="4.498cm" svg:height="0.886cm" svg:x="13.962cm" svg:y="9.359cm">
          <draw:text-box>
            <text:p text:style-name="P2"><text:span text:style-name="T3">ex06-1.js</text:span></text:p>
          </draw:text-box>
        </draw:frame>
        <draw:custom-shape draw:style-name="gr3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2" draw:layer="layout" svg:width="4.498cm" svg:height="0.886cm" svg:x="3.633cm" svg:y="9.32cm">
          <draw:text-box>
            <text:p text:style-name="P2"><text:span text:style-name="T3">ex06-1.html</text:span></text:p>
          </draw:text-box>
        </draw:frame>
        <draw:frame draw:style-name="gr7" draw:text-style-name="P3" draw:layer="layout" svg:width="6.458cm" svg:height="3.516cm" svg:x="14.396cm" svg:y="10.585cm">
          <draw:text-box>
            <text:p text:style-name="P2"><text:span text:style-name="T1">function sayhello() {</text:span></text:p>
            <text:p text:style-name="P2"><text:span text:style-name="T1"><text:s text:c="2"/></text:span><text:span text:style-name="T1">alert('Hello, world!');</text:span></text:p>
            <text:p text:style-name="P2"><text:span text:style-name="T1">}</text:span></text:p>
          </draw:text-box>
        </draw:frame>
      </draw:page>
      <draw:page draw:name="page2" draw:style-name="dp1" draw:master-page-name="Draw4ja">
        <office:forms form:automatic-focus="false" form:apply-design-mode="false"/>
        <draw:custom-shape draw:style-name="gr8" draw:text-style-name="P1" draw:layer="Layout" svg:width="9.872cm" svg:height="6.51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9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3" draw:layer="layout" svg:width="8.435cm" svg:height="7.488cm" svg:x="3.806cm" svg:y="10.585cm">
          <draw:text-box>
            <text:p text:style-name="P5"><text:span text:style-name="T1">&lt;!DOCTYPE html&gt;</text:span></text:p>
            <text:p text:style-name="P5"><text:span text:style-name="T1">&lt;html&gt;</text:span></text:p>
            <text:p text:style-name="P5"><text:span text:style-name="T1"/></text:p>
            <text:p text:style-name="P5"><text:span text:style-name="T1"><text:s text:c="2"/></text:span><text:span text:style-name="T1">&lt;head&gt;</text:span></text:p>
            <text:p text:style-name="P5"><text:span text:style-name="T1"><text:s text:c="4"/></text:span><text:span text:style-name="T1">&lt;meta charset="utf-8"&gt;</text:span></text:p>
            <text:p text:style-name="P5"><text:span text:style-name="T1"><text:s text:c="4"/></text:span><text:span text:style-name="T1">&lt;title&gt;</text:span><text:span text:style-name="T1">練習問題</text:span><text:span text:style-name="T1">06-1&lt;/title&gt;</text:span></text:p>
            <text:p text:style-name="P5"><text:span text:style-name="T1"><text:s text:c="4"/></text:span><text:span text:style-name="T4">&lt;script src="ex06-1.js"&gt;&lt;/script&gt;</text:span></text:p>
            <text:p text:style-name="P5"><text:span text:style-name="T1"><text:s text:c="2"/></text:span><text:span text:style-name="T1">&lt;/head&gt;</text:span></text:p>
            <text:p text:style-name="P5"><text:span text:style-name="T1"/></text:p>
            <text:p text:style-name="P5"><text:span text:style-name="T1"><text:s text:c="2"/></text:span><text:span text:style-name="T1">&lt;body&gt;</text:span></text:p>
            <text:p text:style-name="P5"><text:span text:style-name="T1"><text:s text:c="4"/></text:span><text:span text:style-name="T1">&lt;h1&gt;</text:span><text:span text:style-name="T1">関数の練習</text:span><text:span text:style-name="T1">&lt;/h1&gt;</text:span></text:p>
            <text:p text:style-name="P5"><text:span text:style-name="T1"><text:s text:c="2"/></text:span><text:span text:style-name="T1">&lt;/body&gt;</text:span></text:p>
            <text:p text:style-name="P5"><text:span text:style-name="T1"/></text:p>
            <text:p text:style-name="P5"><text:span text:style-name="T1">&lt;/html&gt;</text:span></text:p>
          </draw:text-box>
        </draw:frame>
        <draw:frame draw:style-name="gr5" draw:text-style-name="P4" draw:layer="layout" svg:width="9.166cm" svg:height="0.67cm" svg:x="10.049cm" svg:y="2.072cm">
          <draw:text-box>
            <text:p text:style-name="P6"><text:span text:style-name="T2">file:///hoge/ex06-1.html</text:span></text:p>
          </draw:text-box>
        </draw:frame>
        <draw:custom-shape draw:style-name="gr9" draw:text-style-name="P1" draw:layer="Layout" svg:width="8.407cm" svg:height="8.911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7" draw:layer="layout" svg:width="4.498cm" svg:height="0.886cm" svg:x="13.962cm" svg:y="9.359cm">
          <draw:text-box>
            <text:p text:style-name="P7"><text:span text:style-name="T3">ex06-1.js</text:span></text:p>
          </draw:text-box>
        </draw:frame>
        <draw:custom-shape draw:style-name="gr9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7" draw:layer="layout" svg:width="4.498cm" svg:height="0.886cm" svg:x="3.633cm" svg:y="9.32cm">
          <draw:text-box>
            <text:p text:style-name="P7"><text:span text:style-name="T3">ex06-1.html</text:span></text:p>
          </draw:text-box>
        </draw:frame>
        <draw:frame draw:style-name="gr7" draw:text-style-name="P3" draw:layer="layout" svg:width="6.458cm" svg:height="3.516cm" svg:x="14.396cm" svg:y="10.585cm">
          <draw:text-box>
            <text:p text:style-name="P5"><text:span text:style-name="T1">function sayhello() {</text:span></text:p>
            <text:p text:style-name="P5"><text:span text:style-name="T1"><text:s text:c="2"/></text:span><text:span text:style-name="T1">alert('Hello, world!');</text:span></text:p>
            <text:p text:style-name="P5"><text:span text:style-name="T1">}</text:span></text:p>
          </draw:text-box>
        </draw:frame>
        <draw:line draw:style-name="gr10" draw:text-style-name="P1" draw:layer="layout" svg:x1="9.242cm" svg:y1="13.093cm" svg:x2="13.172cm" svg:y2="7.011cm">
          <text:p/>
        </draw:line>
        <draw:frame draw:style-name="gr11" draw:text-style-name="P8" draw:layer="layout" svg:width="8.037cm" svg:height="0.886cm" svg:x="4.285cm" svg:y="6.675cm">
          <draw:text-box>
            <text:p text:style-name="P8"><text:span text:style-name="T5">スクリプトファイルの指定</text:span></text:p>
          </draw:text-box>
        </draw:frame>
      </draw:page>
      <draw:page draw:name="page3" draw:style-name="dp1" draw:master-page-name="Draw4ja">
        <office:forms form:automatic-focus="false" form:apply-design-mode="false"/>
        <draw:custom-shape draw:style-name="gr8" draw:text-style-name="P1" draw:layer="Layout" svg:width="9.872cm" svg:height="6.51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9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3" draw:layer="layout" svg:width="8.435cm" svg:height="7.488cm" svg:x="3.806cm" svg:y="10.585cm">
          <draw:text-box>
            <text:p text:style-name="P5"><text:span text:style-name="T1">&lt;!DOCTYPE html&gt;</text:span></text:p>
            <text:p text:style-name="P5"><text:span text:style-name="T1">&lt;html&gt;</text:span></text:p>
            <text:p text:style-name="P5"><text:span text:style-name="T1"/></text:p>
            <text:p text:style-name="P5"><text:span text:style-name="T1"><text:s text:c="2"/></text:span><text:span text:style-name="T1">&lt;head&gt;</text:span></text:p>
            <text:p text:style-name="P5"><text:span text:style-name="T1"><text:s text:c="4"/></text:span><text:span text:style-name="T1">&lt;meta charset="utf-8"&gt;</text:span></text:p>
            <text:p text:style-name="P5"><text:span text:style-name="T1"><text:s text:c="4"/></text:span><text:span text:style-name="T1">&lt;title&gt;</text:span><text:span text:style-name="T1">練習問題</text:span><text:span text:style-name="T1">06-1&lt;/title&gt;</text:span></text:p>
            <text:p text:style-name="P5"><text:span text:style-name="T1"><text:s text:c="4"/></text:span><text:span text:style-name="T6">&lt;script src="ex06-1.js"&gt;&lt;/script&gt;</text:span></text:p>
            <text:p text:style-name="P5"><text:span text:style-name="T1"><text:s text:c="2"/></text:span><text:span text:style-name="T1">&lt;/head&gt;</text:span></text:p>
            <text:p text:style-name="P5"><text:span text:style-name="T1"/></text:p>
            <text:p text:style-name="P5"><text:span text:style-name="T1"><text:s text:c="2"/></text:span><text:span text:style-name="T1">&lt;body&gt;</text:span></text:p>
            <text:p text:style-name="P5"><text:span text:style-name="T1"><text:s text:c="4"/></text:span><text:span text:style-name="T1">&lt;h1&gt;</text:span><text:span text:style-name="T1">関数の練習</text:span><text:span text:style-name="T1">&lt;/h1&gt;</text:span></text:p>
            <text:p text:style-name="P5"><text:span text:style-name="T1"><text:s text:c="2"/></text:span><text:span text:style-name="T1">&lt;/body&gt;</text:span></text:p>
            <text:p text:style-name="P5"><text:span text:style-name="T1"/></text:p>
            <text:p text:style-name="P5"><text:span text:style-name="T1">&lt;/html&gt;</text:span></text:p>
          </draw:text-box>
        </draw:frame>
        <draw:frame draw:style-name="gr5" draw:text-style-name="P4" draw:layer="layout" svg:width="9.166cm" svg:height="0.67cm" svg:x="10.049cm" svg:y="2.072cm">
          <draw:text-box>
            <text:p text:style-name="P6"><text:span text:style-name="T2">file:///hoge/ex06-1.html</text:span></text:p>
          </draw:text-box>
        </draw:frame>
        <draw:custom-shape draw:style-name="gr9" draw:text-style-name="P1" draw:layer="Layout" svg:width="8.407cm" svg:height="8.911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9" draw:layer="layout" svg:width="4.498cm" svg:height="0.886cm" svg:x="13.962cm" svg:y="9.359cm">
          <draw:text-box>
            <text:p text:style-name="P9"><text:span text:style-name="T7">ex06-1.js</text:span></text:p>
          </draw:text-box>
        </draw:frame>
        <draw:custom-shape draw:style-name="gr9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7" draw:layer="layout" svg:width="4.498cm" svg:height="0.886cm" svg:x="3.633cm" svg:y="9.32cm">
          <draw:text-box>
            <text:p text:style-name="P7"><text:span text:style-name="T3">ex06-1.html</text:span></text:p>
          </draw:text-box>
        </draw:frame>
        <draw:frame draw:style-name="gr7" draw:text-style-name="P3" draw:layer="layout" svg:width="6.458cm" svg:height="3.516cm" svg:x="14.396cm" svg:y="10.585cm">
          <draw:text-box>
            <text:p text:style-name="P5"><text:span text:style-name="T1">function sayhello() {</text:span></text:p>
            <text:p text:style-name="P5"><text:span text:style-name="T1"><text:s text:c="2"/></text:span><text:span text:style-name="T1">alert('Hello, world!');</text:span></text:p>
            <text:p text:style-name="P5"><text:span text:style-name="T1">}</text:span></text:p>
          </draw:text-box>
        </draw:frame>
        <draw:line draw:style-name="gr10" draw:text-style-name="P1" draw:layer="layout" svg:x1="9.242cm" svg:y1="13.093cm" svg:x2="13.172cm" svg:y2="7.011cm">
          <text:p/>
        </draw:line>
        <draw:frame draw:style-name="gr11" draw:text-style-name="P10" draw:layer="layout" svg:width="8.037cm" svg:height="0.886cm" svg:x="4.325cm" svg:y="6.675cm">
          <draw:text-box>
            <text:p text:style-name="P10"><text:span text:style-name="T5">スクリプトファイルの指定</text:span></text:p>
          </draw:text-box>
        </draw:frame>
        <draw:line draw:style-name="gr10" draw:text-style-name="P1" draw:layer="layout" svg:x1="16.035cm" svg:y1="9.401cm" svg:x2="14.969cm" svg:y2="7.07cm">
          <text:p/>
        </draw:line>
        <draw:frame draw:style-name="gr12" draw:text-style-name="P8" draw:layer="layout" svg:width="9.716cm" svg:height="2.015cm" svg:x="16.47cm" svg:y="7.524cm">
          <draw:text-box>
            <text:p text:style-name="P8"><text:span text:style-name="T5">指定されたスクリプトファイルが読み込まれる</text:span></text:p>
          </draw:text-box>
        </draw:frame>
      </draw:page>
      <draw:page draw:name="page4" draw:style-name="dp1" draw:master-page-name="Draw4ja">
        <office:forms form:automatic-focus="false" form:apply-design-mode="false"/>
        <draw:custom-shape draw:style-name="gr8" draw:text-style-name="P1" draw:layer="Layout" svg:width="9.872cm" svg:height="6.51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9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3" draw:layer="layout" svg:width="8.435cm" svg:height="7.488cm" svg:x="3.806cm" svg:y="10.585cm">
          <draw:text-box>
            <text:p text:style-name="P5"><text:span text:style-name="T1">&lt;!DOCTYPE html&gt;</text:span></text:p>
            <text:p text:style-name="P5"><text:span text:style-name="T1">&lt;html&gt;</text:span></text:p>
            <text:p text:style-name="P5"><text:span text:style-name="T1"/></text:p>
            <text:p text:style-name="P5"><text:span text:style-name="T1"><text:s text:c="2"/></text:span><text:span text:style-name="T1">&lt;head&gt;</text:span></text:p>
            <text:p text:style-name="P5"><text:span text:style-name="T1"><text:s text:c="4"/></text:span><text:span text:style-name="T1">&lt;meta charset="utf-8"&gt;</text:span></text:p>
            <text:p text:style-name="P5"><text:span text:style-name="T1"><text:s text:c="4"/></text:span><text:span text:style-name="T1">&lt;title&gt;</text:span><text:span text:style-name="T1">練習問題</text:span><text:span text:style-name="T1">06-1&lt;/title&gt;</text:span></text:p>
            <text:p text:style-name="P5"><text:span text:style-name="T1"><text:s text:c="4"/></text:span><text:span text:style-name="T6">&lt;script src="ex06-1.js"&gt;&lt;/script&gt;</text:span></text:p>
            <text:p text:style-name="P5"><text:span text:style-name="T1"><text:s text:c="2"/></text:span><text:span text:style-name="T1">&lt;/head&gt;</text:span></text:p>
            <text:p text:style-name="P5"><text:span text:style-name="T1"/></text:p>
            <text:p text:style-name="P5"><text:span text:style-name="T1"><text:s text:c="2"/></text:span><text:span text:style-name="T1">&lt;body&gt;</text:span></text:p>
            <text:p text:style-name="P5"><text:span text:style-name="T1"><text:s text:c="4"/></text:span><text:span text:style-name="T1">&lt;h1&gt;</text:span><text:span text:style-name="T1">関数の練習</text:span><text:span text:style-name="T1">&lt;/h1&gt;</text:span></text:p>
            <text:p text:style-name="P5"><text:span text:style-name="T1"><text:s text:c="2"/></text:span><text:span text:style-name="T1">&lt;/body&gt;</text:span></text:p>
            <text:p text:style-name="P5"><text:span text:style-name="T1"/></text:p>
            <text:p text:style-name="P5"><text:span text:style-name="T1">&lt;/html&gt;</text:span></text:p>
          </draw:text-box>
        </draw:frame>
        <draw:frame draw:style-name="gr5" draw:text-style-name="P4" draw:layer="layout" svg:width="9.166cm" svg:height="0.67cm" svg:x="10.049cm" svg:y="2.072cm">
          <draw:text-box>
            <text:p text:style-name="P6"><text:span text:style-name="T2">file:///hoge/ex06-1.html</text:span></text:p>
          </draw:text-box>
        </draw:frame>
        <draw:custom-shape draw:style-name="gr9" draw:text-style-name="P1" draw:layer="Layout" svg:width="8.407cm" svg:height="8.911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7" draw:layer="layout" svg:width="4.498cm" svg:height="0.886cm" svg:x="13.962cm" svg:y="9.359cm">
          <draw:text-box>
            <text:p text:style-name="P7"><text:span text:style-name="T3">ex06-1.js</text:span></text:p>
          </draw:text-box>
        </draw:frame>
        <draw:custom-shape draw:style-name="gr9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7" draw:layer="layout" svg:width="4.498cm" svg:height="0.886cm" svg:x="3.633cm" svg:y="9.32cm">
          <draw:text-box>
            <text:p text:style-name="P7"><text:span text:style-name="T3">ex06-1.html</text:span></text:p>
          </draw:text-box>
        </draw:frame>
        <draw:frame draw:style-name="gr7" draw:text-style-name="P12" draw:layer="layout" svg:width="6.458cm" svg:height="3.516cm" svg:x="14.396cm" svg:y="10.585cm">
          <draw:text-box>
            <text:p text:style-name="P11"><text:span text:style-name="T4">function sayhello() {</text:span></text:p>
            <text:p text:style-name="P11"><text:span text:style-name="T4"><text:s text:c="2"/></text:span><text:span text:style-name="T4">alert('Hello, world!');</text:span></text:p>
            <text:p text:style-name="P11"><text:span text:style-name="T4">}</text:span></text:p>
          </draw:text-box>
        </draw:frame>
        <draw:line draw:style-name="gr10" draw:text-style-name="P1" draw:layer="layout" svg:x1="9.242cm" svg:y1="13.093cm" svg:x2="13.172cm" svg:y2="7.011cm">
          <text:p/>
        </draw:line>
        <draw:frame draw:style-name="gr11" draw:text-style-name="P10" draw:layer="layout" svg:width="8.037cm" svg:height="0.886cm" svg:x="4.028cm" svg:y="6.616cm">
          <draw:text-box>
            <text:p text:style-name="P10"><text:span text:style-name="T5">スクリプトファイルの指定</text:span></text:p>
          </draw:text-box>
        </draw:frame>
        <draw:line draw:style-name="gr10" draw:text-style-name="P1" draw:layer="layout" svg:x1="16.035cm" svg:y1="9.401cm" svg:x2="14.969cm" svg:y2="7.07cm">
          <text:p/>
        </draw:line>
        <draw:frame draw:style-name="gr13" draw:text-style-name="P10" draw:layer="layout" svg:width="10.071cm" svg:height="1.581cm" svg:x="16.608cm" svg:y="7.445cm">
          <draw:text-box>
            <text:p text:style-name="P10"><text:span text:style-name="T5">指定されたスクリプトファイルが読み込まれる</text:span></text:p>
          </draw:text-box>
        </draw:frame>
        <draw:line draw:style-name="gr14" draw:text-style-name="P1" draw:layer="layout" svg:x1="16.924cm" svg:y1="4.404cm" svg:x2="21.012cm" svg:y2="4.404cm">
          <text:p/>
        </draw:line>
        <draw:custom-shape draw:style-name="gr15" draw:text-style-name="P13" draw:layer="layout" svg:width="5.766cm" svg:height="1.678cm" svg:x="20.992cm" svg:y="3.555cm">
          <text:p text:style-name="P13"><text:span text:style-name="T3">function sayhello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3.677cm" svg:height="0.886cm" svg:x="22.295cm" svg:y="5.49cm">
          <draw:text-box>
            <text:p text:style-name="P8"><text:span text:style-name="T5">関数の登録</text:span></text:p>
          </draw:text-box>
        </draw:frame>
      </draw:page>
      <draw:page draw:name="page5" draw:style-name="dp1" draw:master-page-name="Draw4ja">
        <office:forms form:automatic-focus="false" form:apply-design-mode="false"/>
        <draw:custom-shape draw:style-name="gr8" draw:text-style-name="P1" draw:layer="Layout" svg:width="9.872cm" svg:height="6.51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9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3" draw:layer="layout" svg:width="8.435cm" svg:height="7.488cm" svg:x="3.806cm" svg:y="10.585cm">
          <draw:text-box>
            <text:p text:style-name="P5"><text:span text:style-name="T1">&lt;!DOCTYPE html&gt;</text:span></text:p>
            <text:p text:style-name="P5"><text:span text:style-name="T1">&lt;html&gt;</text:span></text:p>
            <text:p text:style-name="P5"><text:span text:style-name="T1"/></text:p>
            <text:p text:style-name="P5"><text:span text:style-name="T1"><text:s text:c="2"/></text:span><text:span text:style-name="T1">&lt;head&gt;</text:span></text:p>
            <text:p text:style-name="P5"><text:span text:style-name="T1"><text:s text:c="4"/></text:span><text:span text:style-name="T1">&lt;meta charset="utf-8"&gt;</text:span></text:p>
            <text:p text:style-name="P5"><text:span text:style-name="T1"><text:s text:c="4"/></text:span><text:span text:style-name="T1">&lt;title&gt;</text:span><text:span text:style-name="T1">練習問題</text:span><text:span text:style-name="T1">06-1&lt;/title&gt;</text:span></text:p>
            <text:p text:style-name="P5"><text:span text:style-name="T1"><text:s text:c="4"/></text:span><text:span text:style-name="T6">&lt;script src="ex06-1.js"&gt;&lt;/script&gt;</text:span></text:p>
            <text:p text:style-name="P5"><text:span text:style-name="T1"><text:s text:c="2"/></text:span><text:span text:style-name="T1">&lt;/head&gt;</text:span></text:p>
            <text:p text:style-name="P5"><text:span text:style-name="T1"/></text:p>
            <text:p text:style-name="P5"><text:span text:style-name="T1"><text:s text:c="2"/></text:span><text:span text:style-name="T1">&lt;body&gt;</text:span></text:p>
            <text:p text:style-name="P5"><text:span text:style-name="T1"><text:s text:c="4"/></text:span><text:span text:style-name="T1">&lt;h1&gt;</text:span><text:span text:style-name="T1">関数の練習</text:span><text:span text:style-name="T1">&lt;/h1&gt;</text:span></text:p>
            <text:p text:style-name="P5"><text:span text:style-name="T1"><text:s text:c="2"/></text:span><text:span text:style-name="T1">&lt;/body&gt;</text:span></text:p>
            <text:p text:style-name="P5"><text:span text:style-name="T1"/></text:p>
            <text:p text:style-name="P5"><text:span text:style-name="T1">&lt;/html&gt;</text:span></text:p>
          </draw:text-box>
        </draw:frame>
        <draw:frame draw:style-name="gr5" draw:text-style-name="P4" draw:layer="layout" svg:width="9.166cm" svg:height="0.67cm" svg:x="10.049cm" svg:y="2.072cm">
          <draw:text-box>
            <text:p text:style-name="P6"><text:span text:style-name="T2">file:///hoge/ex06-1.html</text:span></text:p>
          </draw:text-box>
        </draw:frame>
        <draw:custom-shape draw:style-name="gr9" draw:text-style-name="P1" draw:layer="Layout" svg:width="8.407cm" svg:height="8.911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7" draw:layer="layout" svg:width="4.498cm" svg:height="0.886cm" svg:x="13.962cm" svg:y="9.359cm">
          <draw:text-box>
            <text:p text:style-name="P7"><text:span text:style-name="T3">ex06-1.js</text:span></text:p>
          </draw:text-box>
        </draw:frame>
        <draw:custom-shape draw:style-name="gr9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7" draw:layer="layout" svg:width="4.498cm" svg:height="0.886cm" svg:x="3.633cm" svg:y="9.32cm">
          <draw:text-box>
            <text:p text:style-name="P7"><text:span text:style-name="T3">ex06-1.html</text:span></text:p>
          </draw:text-box>
        </draw:frame>
        <draw:frame draw:style-name="gr7" draw:text-style-name="P15" draw:layer="layout" svg:width="6.458cm" svg:height="3.516cm" svg:x="14.396cm" svg:y="10.585cm">
          <draw:text-box>
            <text:p text:style-name="P14"><text:span text:style-name="T6">function sayhello() {</text:span></text:p>
            <text:p text:style-name="P14"><text:span text:style-name="T6"><text:s text:c="2"/></text:span><text:span text:style-name="T6">alert('Hello, world!');</text:span></text:p>
            <text:p text:style-name="P14"><text:span text:style-name="T6">}</text:span></text:p>
          </draw:text-box>
        </draw:frame>
        <draw:line draw:style-name="gr14" draw:text-style-name="P1" draw:layer="layout" svg:x1="16.924cm" svg:y1="4.404cm" svg:x2="21.012cm" svg:y2="4.404cm">
          <text:p/>
        </draw:line>
        <draw:custom-shape draw:style-name="gr16" draw:text-style-name="P16" draw:layer="Layout" svg:width="5.766cm" svg:height="1.678cm" svg:x="20.992cm" svg:y="3.555cm">
          <text:p text:style-name="P16"><text:span text:style-name="T3">function sayhello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3.677cm" svg:height="0.886cm" svg:x="22.295cm" svg:y="5.49cm">
          <draw:text-box>
            <text:p text:style-name="P10"><text:span text:style-name="T5">関数の登録</text:span></text:p>
          </draw:text-box>
        </draw:frame>
        <draw:frame draw:style-name="gr11" draw:text-style-name="P2" draw:layer="layout" svg:width="5.265cm" svg:height="0.882cm" svg:x="11.631cm" svg:y="6.162cm">
          <draw:text-box>
            <text:p text:style-name="P2">何も表示されない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PA Pゴシック2" svg:font-family="'IPA Pゴシック', IPAPGothic" style:font-adornments="標準" style:font-family-generic="modern" style:font-pitch="variable"/>
    <style:font-face style:name="IPA Pゴシック" svg:font-family="'IPA Pゴシック', IPAPGothic" style:font-family-generic="roman" style:font-pitch="variable"/>
    <style:font-face style:name="IPA Pゴシック1" svg:font-family="'IPA Pゴシック', IPAPGothic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Hiragino Kaku Gothic Pro" svg:font-family="'Hiragino Kaku Gothic Pro'" style:font-family-generic="swiss" style:font-pitch="variable"/>
    <style:font-face style:name="IPA Pゴシック3" svg:font-family="'IPA Pゴシック', IPAPGothic" style:font-adornments="標準" style:font-family-generic="swiss" style:font-pitch="variable"/>
    <style:font-face style:name="IPAPGothic1" svg:font-family="IPAPGothic" style:font-family-generic="swiss" style:font-pitch="variable"/>
    <style:font-face style:name="IPAPGothic" svg:font-family="IPAPGothic" style:font-adornments="標準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IPA Pゴシック4" svg:font-family="'IPA Pゴシック', IPAPGothic" style:font-family-generic="system" style:font-pitch="variable"/>
    <style:font-face style:name="IPA Pゴシック5" svg:font-family="'IPA Pゴシック', IPAPGothic" style:font-adornments="標準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ja" style:country-asian="JP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IPA Pゴシック2" fo:font-family="'IPA Pゴシック', IPAPGothic" style:font-style-name="標準" style:font-family-generic="modern" style:font-pitch="variable" fo:font-size="18pt" fo:font-style="normal" fo:text-shadow="none" style:text-underline-style="none" fo:font-weight="normal" style:letter-kerning="true" style:font-name-asian="IPA Pゴシック2" style:font-family-asian="'IPA Pゴシック', IPAPGothic" style:font-style-name-asian="標準" style:font-family-generic-asian="modern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 style:font-size-asian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8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8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raw4ja" style:page-layout-name="PM0" draw:style-name="Mdp1"/>
    <style:master-page style:name="Draw4ja_5f_" style:display-name="Draw4ja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7.2$MacOSX_x86 LibreOffice_project/8a35821d8636a03b8bf4e15b48f59794652c68ba</meta:generator>
    <meta:creation-date>2016-02-06T19:26:00.030088000</meta:creation-date>
    <meta:editing-cycles>1</meta:editing-cycles>
    <meta:editing-duration>P0D</meta:editing-duration>
    <meta:document-statistic meta:object-count="67"/>
    <meta:user-defined meta:name="Info 1"/>
    <meta:user-defined meta:name="Info 2"/>
    <meta:user-defined meta:name="Info 3"/>
    <meta:user-defined meta:name="Info 4"/>
  </office:meta>
</office:document-meta>
</file>